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7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75.97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2.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450"/>
    </style:style>
    <style:style style:name="ce5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f200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Лист4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5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6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что говорит человек</text:p>
          </table:table-cell>
          <table:table-cell/>
          <table:table-cell office:value-type="string" calcext:value-type="string">
            <text:p>ключевые слова</text:p>
          </table:table-cell>
        </table:table-row>
      </table:table>
      <table:table table:name="Лист7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8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9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10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11" table:style-name="ta1">
        <table:table-column table:style-name="co5" table:default-cell-style-name="Default"/>
        <table:table-column table:style-name="co6" table:default-cell-style-name="ce7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что говорит человек</text:p>
          </table:table-cell>
          <table:table-cell table:style-name="ce2" office:value-type="string" calcext:value-type="string">
            <text:p>ключевые слова</text:p>
          </table:table-cell>
          <table:table-cell table:style-name="ce2" office:value-type="string" calcext:value-type="string">
            <text:p>делает бот</text:p>
          </table:table-cell>
          <table:table-cell/>
          <table:table-cell office:value-type="string" calcext:value-type="string">
            <text:p>(формул)|(скажи)</text:p>
          </table:table-cell>
        </table:table-row>
        <table:table-row table:style-name="ro2">
          <table:table-cell table:style-name="ce5" office:value-type="string" calcext:value-type="string">
            <text:p><text:s/>формулы по физике</text:p>
          </table:table-cell>
          <table:table-cell table:style-name="Default" office:value-type="string" calcext:value-type="string">
            <text:p>давлени</text:p>
          </table:table-cell>
          <table:table-cell office:value-type="string" calcext:value-type="string">
            <text:p>Давление                      Р=F/S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плотн</text:p>
          </table:table-cell>
          <table:table-cell office:value-type="string" calcext:value-type="string">
            <text:p>Плотность                   ρ=m/V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давлени.*(глубин)|(жидк)</text:p>
          </table:table-cell>
          <table:table-cell office:value-type="string" calcext:value-type="string">
            <text:p>Давление на глубине жидкости   P=ρ∙g∙h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сил.тяжест.</text:p>
          </table:table-cell>
          <table:table-cell office:value-type="string" calcext:value-type="string">
            <text:p>Сила тяжести                       Fт=mg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Архимедов.сил[силушка]</text:p>
          </table:table-cell>
          <table:table-cell office:value-type="string" calcext:value-type="string">
            <text:p>Архимедова сила                 Fa=ρж∙g∙Vт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office:value-type="string" calcext:value-type="string">
            <text:p>Сила трения                     Fтр=µN</text:p>
            <text:p>Импульс тела                       p=mυ</text:p>
            <text:p>Импульс силы                     Ft=∆p</text:p>
            <text:p>Момент силы                    M=F∙ℓ</text:p>
            <text:p/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ускорени.</text:p>
          </table:table-cell>
          <table:table-cell office:value-type="string" calcext:value-type="string">
            <text:p>Ускорение            a=(υ-υ 0)/t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скорст.движен.*окружност.</text:p>
          </table:table-cell>
          <table:table-cell office:value-type="string" calcext:value-type="string">
            <text:p>Скорость при движении по окружности υ=2πR/Т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Центростремительно.*ускорени.</text:p>
          </table:table-cell>
          <table:table-cell office:value-type="string" calcext:value-type="string">
            <text:p>Центростремительное ускорение  a=υ2/R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Количеств.*веществ.</text:p>
          </table:table-cell>
          <table:table-cell office:value-type="string" calcext:value-type="string">
            <text:p>Количество вещества              ν=N/ Na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моляр</text:p>
          </table:table-cell>
          <table:table-cell office:value-type="string" calcext:value-type="string">
            <text:p>Молярная масса                           М=m/ν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сред*кинетическ.*эенерг.*газ.</text:p>
          </table:table-cell>
          <table:table-cell office:value-type="string" calcext:value-type="string">
            <text:p>Cр. кин. энергия молекул одноатомного газа Ek=3/2∙kT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основно*уравнен.*(мкт)</text:p>
          </table:table-cell>
          <table:table-cell office:value-type="string" calcext:value-type="string">
            <text:p>Основное уравнение МКТ      P=nkT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изобарн*процес.</text:p>
          </table:table-cell>
          <table:table-cell office:value-type="string" calcext:value-type="string">
            <text:p>Закон Гей – Люссака (изобарный процесс)    p(давление)= const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изохорн*процес.</text:p>
          </table:table-cell>
          <table:table-cell office:value-type="string" calcext:value-type="string">
            <text:p>Закон Шарля (изохорный процесс)    V(объем)=const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мощн</text:p>
          </table:table-cell>
          <table:table-cell office:value-type="string" calcext:value-type="string">
            <text:p>Мощность     N=A/t=F∙υ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Коэффициент полезного действия η=Aп/Аз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период.*колеб.*маятник.</text:p>
          </table:table-cell>
          <table:table-cell office:value-type="string" calcext:value-type="string">
            <text:p>Период колебаний математического маятника T=2π√ℓ/g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пеод.*колебани.*пружин*.маятник.</text:p>
          </table:table-cell>
          <table:table-cell office:value-type="string" calcext:value-type="string">
            <text:p>Период колебаний пружинного маятника T=2 π √m/k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гармоническ.*колеб.</text:p>
          </table:table-cell>
          <table:table-cell office:value-type="string" calcext:value-type="string">
            <text:p>Уравнение гармонических колебаний  Х=Хmax∙cos ωt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Связь длины волны, ее скорости и периода λ= υТ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шпаргалки по истории </text:p>
          </table:table-cell>
          <table:table-cell office:value-type="string" calcext:value-type="string">
            <text:p><text:s text:c="2"/>начал.*(княжения Рюрика)|(Рюрик.)</text:p>
          </table:table-cell>
          <table:table-cell office:value-type="string" calcext:value-type="string">
            <text:p>862 Начало княжения Рюрик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988 Крещение Руси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147 Первое упоминание о Москве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237–1480 Монголо-татарское иго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240 Невская бит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380 Куликовская битв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480 Стояние на реке Угре. Падение монгольского иг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547 Венчание Ивана Грозного на царство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589 Учреждение патриаршества в России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598-1613 Смутное время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613 Избрание на царство Михаила Федоровича Романо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654 Переяславская Рада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670–1671 Восcтание Степана Рази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682–1725 Правление Петра 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0–1721 Северн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3 Основание Санкт-Петербург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9 Полтавская битв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755 Основание Московского университет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62–1796 Царствование Екатерины II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773–1775 Крестьянская война под предводительством Е. Пугаче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12–1813 Отечественн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12 Бородинское сражение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25 Восстание декабристов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61 Отмена крепостного пра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05–1907 Первая русская революция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14 Вступление России в первую мировую войну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17 Февральская революция. Свержение самодержавия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17 Октябрьская революция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18–1920 Гражданск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22 Образование СССР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41–1945 Великая отечественная войн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57 Запуск первого искусственного спутника Земли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61 Полет Ю.А. Гагарина в космо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86 Авария на Чернобыльской АЭ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91 Распад СССР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 style:data-style-name="N2" text:time-value="14:41:17.9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0M35S</meta:editing-duration>
    <meta:editing-cycles>7</meta:editing-cycles>
    <meta:generator>LibreOffice/6.1.4.2$Windows_X86_64 LibreOffice_project/9d0f32d1f0b509096fd65e0d4bec26ddd1938fd3</meta:generator>
    <dc:date>2019-02-28T15:21:41.542000000</dc:date>
    <meta:document-statistic meta:table-count="11" meta:cell-count="83" meta:object-count="0"/>
    <meta:user-defined meta:name="Info 1"/>
    <meta:user-defined meta:name="Info 2"/>
    <meta:user-defined meta:name="Info 3"/>
    <meta:user-defined meta:name="Info 4"/>
  </office:meta>
</office:document-meta>
</file>